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2.085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>
            <text:p>Parse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ID</text:p>
          </table:table-cell>
          <table:table-cell table:number-columns-repeated="11"/>
        </table:table-row>
        <table:table-row table:style-name="ro1">
          <table:table-cell office:value-type="string">
            <text:p>Festiva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am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erge Key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eason Merge Key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eason Start Dat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eason End Dat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eason URL</text:p>
          </table:table-cell>
          <table:table-cell table:number-columns-repeated="11"/>
        </table:table-row>
        <table:table-row table:style-name="ro1">
          <table:table-cell office:value-type="string">
            <text:p>Venue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>
            <text:p>URL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>
            <text:p>Addres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ity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>
            <text:p>Neighborhood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>
            <text:p>Lat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>
            <text:p>Long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>
            <text:p>URL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string">
            <text:p>Show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erge Key</text:p>
          </table:table-cell>
          <table:table-cell office:value-type="string">
            <text:p>Show Date</text:p>
          </table:table-cell>
          <table:table-cell office:value-type="string">
            <text:p>Performers</text:p>
          </table:table-cell>
          <table:table-cell office:value-type="string">
            <text:p>Title</text:p>
          </table:table-cell>
          <table:table-cell office:value-type="string">
            <text:p>Show Time</text:p>
          </table:table-cell>
          <table:table-cell office:value-type="string">
            <text:p>Door Time</text:p>
          </table:table-cell>
          <table:table-cell office:value-type="string">
            <text:p>Venue Name</text:p>
          </table:table-cell>
          <table:table-cell office:value-type="string">
            <text:p>Venue URL</text:p>
          </table:table-cell>
          <table:table-cell office:value-type="string">
            <text:p>Free</text:p>
          </table:table-cell>
          <table:table-cell office:value-type="string">
            <text:p>Show URL</text:p>
          </table:table-cell>
          <table:table-cell office:value-type="string">
            <text:p>Image URL</text:p>
          </table:table-cell>
          <table:table-cell office:value-type="string">
            <text:p>Resources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8">05/28/2011</text:date>, <text:time>12:3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8T11:31:36</meta:creation-date>
    <dc:date>2011-05-28T12:38:50</dc:date>
    <meta:editing-duration>PT52M4S</meta:editing-duration>
    <meta:editing-cycles>5</meta:editing-cycles>
    <meta:generator>LibreOffice/3.3$Unix LibreOffice_project/330m19$Build-202</meta:generator>
    <meta:document-statistic meta:table-count="3" meta:cell-count="31" meta:object-count="0"/>
  </office:meta>
</office:document-meta>
</file>